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Standard" style:master-page-name="Standard">
      <style:paragraph-properties fo:text-align="center" style:justify-single-word="false" style:page-number="auto"/>
      <style:text-properties style:font-name="Georgia" fo:font-size="10.5pt" style:font-size-asian="10.5pt" style:font-size-complex="10.5pt"/>
    </style:style>
    <style:style style:name="T1" style:family="text">
      <style:text-properties fo:font-weight="bold" style:font-weight-asian="bold" style:font-weight-complex="bold"/>
    </style:style>
    <style:style style:name="T2" style:family="text">
      <style:text-properties fo:font-size="16pt" style:font-size-asian="16pt" style:font-size-complex="1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The Cost of Wisdom</text:span> </text:p>
      <text:p text:style-name="P2"/>
      <text:p text:style-name="P1"><text:span text:style-name="T1">Read:</text:span> Job 28:12-28</text:p>
      <text:p text:style-name="P1"><text:s/></text:p>
      <text:p text:style-name="P1"><text:span text:style-name="T1">Text:</text:span> Job 28:28 “…Behold, the fear of the Lord, that is wisdom; and to depart from evil is understanding.”</text:p>
      <text:p text:style-name="P1"/>
      <text:p text:style-name="P1"><text:span text:style-name="T1">Introduction:</text:span> The book of Job is a difficult read but it is a worthy book to study. This chapter answers three important questions about wisdom. It tells us: where it is found, what it costs, and how we can get it. I thought that these were worthy subjects for some sermonizing.</text:p>
      <text:p text:style-name="P1"/>
      <text:p text:style-name="P1"><text:span text:style-name="T1">I. Where is wisdom found?</text:span> Job starts off by telling us where it is not found. He reminds us that it is not found in nature. He says it is not found in the land or the sea; even the deepest part of the sea. If you read between the lines here he is telling us that the source of wisdom is not from an origin that you or I can scientifically dissect or patent and sell. In both verse 12 and 20 the same question is asked: “…where shall wisdom be found? <text:s/>and where is the place of understanding?” Verse 21 tells us that it is hidden from both man and animals. If wisdom is hidden from us then why does Job tempt us with asking the question? Because He wants us to realize that this is not an easy or a light thing. He wants us to recognize that if we have even an ounce of wisdom we need to recognize that it is a rare gift from God Himself.</text:p>
      <text:p text:style-name="P1"><text:s text:c="2"/>He answers the question in the last verse of the chapter.</text:p>
      <text:p text:style-name="P1"/>
      <text:p text:style-name="P1"><text:span text:style-name="T1">II. What does wisdom cost?</text:span> In order to answer this question Job begins by providing comparisons. He lists gold, silver, onyx, sapphire, the purest gold of Ophir, Gold with crystal, jewels of fine gold, pearls, coral, rubies, and topaz. Job indicates that none of these or a combination of these can compare with the cost of wisdom. He lists the things of most precious value of his generation to compare to a gift beyond all value. <text:s/></text:p>
      <text:p text:style-name="P1"><text:s text:c="3"/>When Solomon prayed and asked God for wisdom he was commended by God for the question. He had to have a measure of wisdom to recognize its value and ask for more. </text:p>
      <text:p text:style-name="P1"><text:s text:c="2"/>We live in a generation of people who are consumed by the desire for wealth. It is a time when both adults in the home are working outside of the home so that they can live at a higher standard than their parents did. They have multiple vehicles, a larger home, bigger and better toys, and go on lavish vacations paid for by plastic. </text:p>
      <text:p text:style-name="P1"><text:s text:c="2"/>I wonder if they have thought about the total cost that they pay for this. What is the cost of time lost with their children? How about the peace of mind that is sacrificed by running in the daily rat race? With bankruptcies on the rise and suicide among teens at epidemic rates, what is the real cost? Then there are the heart attacks and other stress related health issues keep the medical profession in business with the money that we make with all the extra hours that we work.</text:p>
      <text:p text:style-name="P1"><text:s text:c="2"/>What is the cost of wisdom? The cost of not having it are far greater, in the long run..</text:p>
      <text:p text:style-name="P1"/>
      <text:p text:style-name="P1"><text:span text:style-name="T1">III. How do we get wisdom?</text:span> The last verse of the chapter has the answer for all three questions. It simple gives two steps and they seem to be backward in order. Job says: “…the fear of the Lord, that is wisdom; and to depart from evil is understanding.” It seems to me that he should have said to depart from evil and have awesome respect for God. Why does he say to “fear the Lord” first? Because it is only as we see God, for who he is, that we even can see how evil we are. It is only when we are armed with this information that we have the ability to depart from evil.</text:p>
      <text:p text:style-name="P1"><text:s text:c="2"/>Fearing God! What does that mean? It is complete confidence and adoration wrapped up in the same package. It is not a terrifying fear but rather an exciting trust in the most powerful, loving, and reliable source of all that you will ever need. Fear God and then departing from evil is easy. Realize who He really is and your life will change period!</text:p>
      <text:p text:style-name="P1"><text:s text:c="2"/>This is not about doing anything. It is not about action but rather recognition. Fearing God is having your eyes opened and seeing Him for the first time. It is the difference expressed by Thomas when he said: “Except I shall see in his hands the print of the nails, and put my finger into the print of the nails, and thrust my hand into his side, I will not believe.” (John 20:25) And “My Lord and my God.” (John 20:28).</text:p>
      <text:p text:style-name="P1"/>
      <text:p text:style-name="P1"><text:span text:style-name="T1">Conclude:</text:span> As an alpha male I always want to do something. The idea of simply believing in an invisible force or person is not something that comes easy. People like me have a difficult grasping the eternal but we do lots of <text:s/>works. I can assure you that even I am beginning to get this truth and it has made a phenomenal change in me. Here is Solomon’s input: Proverbs 4:7 "Wisdom is the principal thing; therefore get wisdom: and with all thy getting get understanding."</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he Cost of Wisdom </dc:title>
    <meta:initial-creator>Joel Tice</meta:initial-creator>
    <meta:creation-date>2007-04-21T20:18:00</meta:creation-date>
    <dc:creator>Joel Tice</dc:creator>
    <dc:date>2019-02-11T20:55:41.04</dc:date>
    <meta:print-date>2007-04-22T05:30:00</meta:print-date>
    <meta:editing-cycles>9</meta:editing-cycles>
    <meta:editing-duration>PT8H13M</meta:editing-duration>
    <meta:document-statistic meta:table-count="0" meta:image-count="0" meta:object-count="0" meta:page-count="1" meta:paragraph-count="16" meta:word-count="890" meta:character-count="4650"/>
    <meta:generator>OpenOffice/4.1.3$Win32 OpenOffice.org_project/413m1$Build-9783</meta:generator>
  </office:meta>
</office:document-meta>
</file>